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r Tales Update Briefing 2</text:p>
      <text:p text:style-name="P1">To Sir Montes, 2 May 2017</text:p>
      <text:p text:style-name="Standard"/>
      <text:p text:style-name="Standard">We are slow to put it bluntly and we were expecting this, to put it honestly, we need more help from everybody please, its understandable that this whole process is a learning process and we have to learn it individually as free time is available, we also understand that Sir Dale has increased our work load in two of his projects, both due this week. Not to mention the project from Networks Lab and upcoming assignments.</text:p>
      <text:p text:style-name="Standard"/>
      <text:p text:style-name="Standard">ADMIN sub-team is now responsible for all Credential Management Code, this is the Sign Up and Sign In encoding in NodeJS, we were not expecting to do this for all three web pages, Client, SP and Admin so now, there is to be ONE main web page for ALL to sign in to the web site as a whole, depending on who you are, Client, SP or Admin, you will then be directed to another web page to continue on with your wants and needs within the overall website. <text:s/>To make this clear, Admin sub-team will only be doing NodeJS from the Sign Up and Sign In through our Server and onto the Fur Tales DB. Anybody who wants to do the HTML and CSS for this main page is welcome to get started ASAP please and all pages. That was discussed by a few members in class already.</text:p>
      <text:p text:style-name="Standard"/>
      <text:p text:style-name="Standard">THOUGHT, we need a way to differentiate the Client, SP and Admin when they Sign Up the first time, how do we prevent a typical user from saying they are a SP. <text:s/>This is part of the manual acceptance that we will build into the email system for manual verification, I am sure we need a little more research on this part.</text:p>
      <text:p text:style-name="Standard"/>
      <text:p text:style-name="Standard">Sir stressed that this page is not just a simple Sign In page, its our most beautiful page as this is what the entire public will see before they can join the Fur Tales business as a Client. All web surfers will see this page. </text:p>
      <text:p text:style-name="Standard"/>
      <text:p text:style-name="Standard">Honesty from the NodeJS sub-team, we have not yet located code to teach us how to do this task, we need to learn how to get this user input info to the DB and possibly encrypted.</text:p>
      <text:p text:style-name="Standard"/>
      <text:p text:style-name="Standard">QUESTION that was not asked during the briefing, DOES THE PASSWORD NEED SOME FORM OF ENCRYPTION BEFORE SHOWING UP AS PLAIN TEST IN THE DB? I think yes, simple encryption is fine but with NodeJS code and probably within the Server, I do not think we can attach software to the Server as it is supposed to be Vanilla Server. There may be a module built into NodeJS that will do this task? I have not seen it mentioned yet.</text:p>
      <text:p text:style-name="Standard"/>
      <text:p text:style-name="Standard">Sir also stressed that we only have two and a half weeks, so I think 19 May, Friday, may be the last day, maybe turn it in on Gclassroom on the 18<text:span text:style-name="T1">th</text:span>. I feel that we actually need to be done prior to the actual deadline so we can test and practice the project to insure its fully working from our USB and it will load on machines in a couple different rooms. There is no second chance for sure this time unless its an I.N.C.</text:p>
      <text:p text:style-name="Standard"/>
      <text:p text:style-name="Standard">Please read my latest POST on the Group FB Page posted at 6:50PM, 2 May.</text:p>
      <text:p text:style-name="Standard"/>
      <text:p text:style-name="Standard">Leader Liwanag will assign more jobs to more members, we know all students are busy but we have a steep learning curve with this project, all languages are new to all of us and we are having problems with the DB also, good luck to us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uane Donaldson</meta:initial-creator>
    <meta:creation-date>2017-05-02T18:50:29.99</meta:creation-date>
    <meta:document-statistic meta:table-count="0" meta:image-count="0" meta:object-count="0" meta:page-count="1" meta:paragraph-count="11" meta:word-count="607" meta:character-count="3105"/>
    <dc:date>2017-05-02T19:32:29.83</dc:date>
    <dc:creator>Duane Donaldson</dc:creator>
    <meta:editing-duration>PT10M45S</meta:editing-duration>
    <meta:editing-cycles>1</meta:editing-cycles>
    <meta:generator>OpenOffice/4.1.1$Win32 OpenOffice.org_project/411m6$Build-9775</meta:generator>
  </office:meta>
</office:document-meta>
</file>